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8pt" officeooo:rsid="000e0b3e" officeooo:paragraph-rsid="000e0b3e" style:font-size-asian="18pt" style:font-size-complex="18pt"/>
    </style:style>
    <style:style style:name="P2" style:family="paragraph" style:parent-style-name="Standard">
      <style:text-properties fo:font-size="14pt" officeooo:rsid="000e0b3e" officeooo:paragraph-rsid="000e0b3e" style:font-size-asian="14pt" style:font-size-complex="14pt"/>
    </style:style>
    <style:style style:name="P3" style:family="paragraph" style:parent-style-name="Standard">
      <style:text-properties fo:font-size="18pt" officeooo:rsid="000e0b3e" officeooo:paragraph-rsid="000e0b3e" style:font-size-asian="18pt" style:font-size-complex="18pt"/>
    </style:style>
    <style:style style:name="P4" style:family="paragraph" style:parent-style-name="Standard">
      <style:text-properties fo:font-size="18pt" officeooo:rsid="000e0b3e" officeooo:paragraph-rsid="0011e6d1" style:font-size-asian="18pt" style:font-size-complex="18pt"/>
    </style:style>
    <style:style style:name="P5" style:family="paragraph" style:parent-style-name="Standard">
      <style:text-properties fo:font-size="18pt" officeooo:paragraph-rsid="000e0b3e" style:font-size-asian="18pt" style:font-size-complex="18pt"/>
    </style:style>
    <style:style style:name="P6" style:family="paragraph" style:parent-style-name="Standard">
      <style:text-properties fo:font-size="18pt" officeooo:rsid="000c1783" officeooo:paragraph-rsid="000c1783" style:font-size-asian="18pt" style:font-size-complex="18pt"/>
    </style:style>
    <style:style style:name="P7" style:family="paragraph" style:parent-style-name="Standard">
      <style:text-properties fo:font-size="18pt" officeooo:paragraph-rsid="000c1783" style:font-size-asian="18pt" style:font-size-complex="18pt"/>
    </style:style>
    <style:style style:name="P8" style:family="paragraph" style:parent-style-name="Standard">
      <style:text-properties fo:font-variant="normal" fo:text-transform="none" style:font-name="ui-monospace" fo:font-size="18pt" fo:letter-spacing="normal" fo:font-style="normal" fo:font-weight="normal" officeooo:paragraph-rsid="000e0b3e" style:font-size-asian="18pt" style:font-size-complex="18pt"/>
    </style:style>
    <style:style style:name="P9" style:family="paragraph" style:parent-style-name="Standard">
      <style:text-properties fo:font-variant="normal" fo:text-transform="none" style:font-name="Liberation Serif" fo:font-size="18pt" fo:letter-spacing="normal" fo:font-style="normal" fo:font-weight="normal" officeooo:rsid="000e0b3e" officeooo:paragraph-rsid="000e0b3e" style:font-size-asian="18pt" style:font-size-complex="18pt"/>
    </style:style>
    <style:style style:name="P10" style:family="paragraph" style:parent-style-name="Text_20_body">
      <style:text-properties officeooo:paragraph-rsid="000e0b3e"/>
    </style:style>
    <style:style style:name="P11" style:family="paragraph" style:parent-style-name="Text_20_body">
      <style:text-properties officeooo:paragraph-rsid="000f1977"/>
    </style:style>
    <style:style style:name="P12" style:family="paragraph" style:parent-style-name="Standard">
      <style:text-properties fo:font-size="18pt" officeooo:rsid="000e0b3e" officeooo:paragraph-rsid="000e0b3e" style:font-size-asian="18pt" style:font-size-complex="18pt"/>
    </style:style>
    <style:style style:name="P13" style:family="paragraph" style:parent-style-name="Standard">
      <style:text-properties fo:font-size="18pt" officeooo:rsid="000e0b3e" officeooo:paragraph-rsid="00143f8c" style:font-size-asian="18pt" style:font-size-complex="18pt"/>
    </style:style>
    <style:style style:name="P14" style:family="paragraph" style:parent-style-name="Standard">
      <style:text-properties fo:font-size="18pt" officeooo:rsid="000c1783" officeooo:paragraph-rsid="000e0b3e" style:font-size-asian="18pt" style:font-size-complex="18pt"/>
    </style:style>
    <style:style style:name="P15" style:family="paragraph" style:parent-style-name="Standard">
      <style:text-properties fo:font-size="18pt" officeooo:paragraph-rsid="000c1783" style:font-size-asian="18pt" style:font-size-complex="18pt"/>
    </style:style>
    <style:style style:name="P16" style:family="paragraph" style:parent-style-name="Standard">
      <style:text-properties fo:font-size="18pt" officeooo:rsid="000f1977" officeooo:paragraph-rsid="000f1977" style:font-size-asian="18pt" style:font-size-complex="18pt"/>
    </style:style>
    <style:style style:name="P17" style:family="paragraph" style:parent-style-name="Standard">
      <style:text-properties fo:font-variant="normal" fo:text-transform="none" style:font-name="Liberation Serif" fo:font-size="18pt" fo:letter-spacing="normal" fo:font-style="normal" fo:font-weight="normal" officeooo:paragraph-rsid="000e0b3e" style:font-size-asian="18pt" style:font-size-complex="18pt"/>
    </style:style>
    <style:style style:name="P18" style:family="paragraph" style:parent-style-name="Standard">
      <style:text-properties fo:font-variant="normal" fo:text-transform="none" style:font-name="Liberation Serif" fo:font-size="18pt" fo:letter-spacing="normal" fo:font-style="normal" fo:font-weight="normal" officeooo:rsid="000e0b3e" officeooo:paragraph-rsid="000e0b3e" style:font-size-asian="18pt" style:font-size-complex="18pt"/>
    </style:style>
    <style:style style:name="P19" style:family="paragraph" style:parent-style-name="Standard">
      <style:text-properties officeooo:paragraph-rsid="000f1977"/>
    </style:style>
    <style:style style:name="P20" style:family="paragraph" style:parent-style-name="Standard">
      <style:text-properties officeooo:paragraph-rsid="001abd38"/>
    </style:style>
    <style:style style:name="T1" style:family="text">
      <style:text-properties officeooo:rsid="000e0b3e"/>
    </style:style>
    <style:style style:name="T2" style:family="text">
      <style:text-properties officeooo:rsid="000c1783"/>
    </style:style>
    <style:style style:name="T3" style:family="text">
      <style:text-properties fo:font-variant="normal" fo:text-transform="none" fo:color="#212529" style:font-name="apple-system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212529" style:font-name="apple-system" fo:font-size="14pt" fo:letter-spacing="normal" fo:font-style="normal" fo:font-weight="normal" officeooo:rsid="000e0b3e" style:font-size-asian="14pt" style:font-size-complex="14pt"/>
    </style:style>
    <style:style style:name="T5" style:family="text">
      <style:text-properties fo:font-variant="normal" fo:text-transform="none" fo:color="#212529" style:font-name="apple-system" fo:font-size="14pt" fo:letter-spacing="normal" fo:font-style="normal" fo:font-weight="normal" officeooo:rsid="000f1977" style:font-size-asian="14pt" style:font-size-complex="14pt"/>
    </style:style>
    <style:style style:name="T6" style:family="text">
      <style:text-properties fo:font-variant="normal" fo:text-transform="none" fo:color="#212529" style:font-name="apple-system" fo:font-size="14pt" fo:letter-spacing="normal" fo:font-style="normal" fo:font-weight="normal" officeooo:rsid="000f1977" style:font-name-asian="Noto Sans Mono CJK SC" style:font-size-asian="14pt" style:font-name-complex="Liberation Mono" style:font-size-complex="14pt"/>
    </style:style>
    <style:style style:name="T7" style:family="text">
      <style:text-properties fo:font-variant="normal" fo:text-transform="none" fo:color="#e83e8c" style:font-name="SFMono-Regular" fo:font-size="14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fo:color="#e83e8c" style:font-name="SFMono-Regular" fo:font-size="14pt" fo:letter-spacing="normal" fo:font-style="normal" fo:font-weight="normal" officeooo:rsid="000e0b3e" style:font-size-asian="14pt" style:font-size-complex="14pt"/>
    </style:style>
    <style:style style:name="T9" style:family="text">
      <style:text-properties fo:font-variant="normal" fo:text-transform="none" fo:color="#e83e8c" style:font-name="SFMono-Regular" fo:font-size="14pt" fo:letter-spacing="normal" fo:font-style="normal" fo:font-weight="normal" officeooo:rsid="000f1977" style:font-size-asian="14pt" style:font-size-complex="14pt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0f1977"/>
    </style:style>
    <style:style style:name="T12" style:family="text">
      <style:text-properties fo:font-variant="normal" fo:text-transform="none" fo:letter-spacing="normal" fo:font-style="normal" fo:font-weight="normal" officeooo:rsid="001abd38"/>
    </style:style>
    <style:style style:name="T13" style:family="text">
      <style:text-properties officeooo:rsid="001337b3"/>
    </style:style>
    <style:style style:name="T14" style:family="text">
      <style:text-properties officeooo:rsid="00143f8c"/>
    </style:style>
    <style:style style:name="T15" style:family="text">
      <style:text-properties officeooo:rsid="001449e8"/>
    </style:style>
    <style:style style:name="T16" style:family="text">
      <style:text-properties fo:font-size="18pt" officeooo:rsid="000f1977" style:font-size-asian="18pt" style:font-size-complex="18pt"/>
    </style:style>
    <style:style style:name="T17" style:family="text">
      <style:text-properties fo:font-size="18pt" officeooo:rsid="00170144" style:font-size-asian="18pt" style:font-size-complex="18pt"/>
    </style:style>
    <style:style style:name="T18" style:family="text">
      <style:text-properties fo:font-size="18pt" officeooo:rsid="001906ac" style:font-size-asian="18pt" style:font-size-complex="18pt"/>
    </style:style>
    <style:style style:name="T19" style:family="text">
      <style:text-properties fo:font-size="18pt" officeooo:rsid="000e0b3e" style:font-size-asian="18pt" style:font-size-complex="18pt"/>
    </style:style>
    <style:style style:name="T20" style:family="text">
      <style:text-properties fo:font-size="18pt" officeooo:rsid="001abd38" style:font-size-asian="18pt" style:font-size-complex="18pt"/>
    </style:style>
    <style:style style:name="T21" style:family="text">
      <style:text-properties fo:font-size="18pt" officeooo:rsid="001ae2de" style:font-size-asian="18pt" style:font-size-complex="18pt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officeooo:rsid="000e0b3e"/>
    </style:style>
    <style:style style:name="T24" style:family="text">
      <style:text-properties style:font-name="Liberation Serif" fo:font-weight="bold" style:font-weight-asian="bold" style:font-weight-complex="bold"/>
    </style:style>
    <style:style style:name="T25" style:family="text">
      <style:text-properties style:font-name="Liberation Serif" fo:font-weight="bold" officeooo:rsid="000e0b3e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906ac" style:font-weight-asian="bold" style:font-weight-complex="bold"/>
    </style:style>
    <style:style style:name="T28" style:family="text">
      <style:text-properties officeooo:rsid="001906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o run the environment:</text:p>
      <text:p text:style-name="P3"/>
      <text:p text:style-name="P3">make sure the code is pulled from Github, </text:p>
      <text:p text:style-name="P13">cd facets-search-engine</text:p>
      <text:p text:style-name="P13"><text:span text:style-name="T14">cd </text:span>facets</text:p>
      <text:p text:style-name="P3">python3 manage.py runserver</text:p>
      <text:p text:style-name="P3"/>
      <text:p text:style-name="P20"><text:span text:style-name="T20">A short guide to set up</text:span><text:span text:style-name="T19"> </text:span><text:span text:style-name="T18">FACETS</text:span><text:span text:style-name="T19"> search engine by CUR</text:span><text:span text:style-name="T18">L commands </text:span><text:span text:style-name="T20">using the </text:span><text:span text:style-name="T21">score examples</text:span><text:span text:style-name="T19">:</text:span></text:p>
      <text:p text:style-name="P2"/>
      <text:p text:style-name="P10"><text:span text:style-name="Source_20_Text"><text:span text:style-name="T4">1. Create an index given index name “myindex”:<text:line-break/></text:span></text:span><text:span text:style-name="Source_20_Text"><text:span text:style-name="T8">curl -X PUT </text:span></text:span><text:a xlink:type="simple" xlink:href="http://localhost:8000/index/myindex/" text:style-name="Internet_20_link" text:visited-style-name="Visited_20_Internet_20_Link"><text:span text:style-name="Source_20_Text">http://localhost:8000/index/myindex/</text:span></text:a></text:p>
      <text:p text:style-name="P10"><text:span text:style-name="Source_20_Text"><text:span text:style-name="T4">2.1 Import the first music score "001.mei" from the folder "data":<text:line-break/></text:span></text:span><text:span text:style-name="Source_20_Text"><text:span text:style-name="T8">curl -X PUT -H "Content-type:application/mei" http://localhost:8000/index/myindex/friuli001/ -d @data/friuli001.mei</text:span></text:span></text:p>
      <text:p text:style-name="P10"><text:span text:style-name="Source_20_Text"><text:span text:style-name="T4">Retrieve information of an index </text:span></text:span><text:span text:style-name="Source_20_Text"><text:span text:style-name="T5">to make sure it is loaded by curl</text:span></text:span><text:span text:style-name="Source_20_Text"><text:span text:style-name="T4">:<text:line-break/></text:span></text:span><text:span text:style-name="Source_20_Text"><text:span text:style-name="T8">curl -X GET </text:span></text:span><text:a xlink:type="simple" xlink:href="http://localhost:8000/index/myindex/" text:style-name="Internet_20_link" text:visited-style-name="Visited_20_Internet_20_Link"><text:span text:style-name="Source_20_Text">http://localhost:8000/index/</text:span></text:a><text:a xlink:type="simple" xlink:href="http://localhost:8000/index/myindex/" text:style-name="Internet_20_link" text:visited-style-name="Visited_20_Internet_20_Link"><text:span text:style-name="Source_20_Text"><text:span text:style-name="T9">myindex</text:span></text:span></text:a><text:a xlink:type="simple" xlink:href="http://localhost:8000/index/myindex/" text:style-name="Internet_20_link" text:visited-style-name="Visited_20_Internet_20_Link"><text:span text:style-name="Source_20_Text"><text:span text:style-name="T8">/</text:span></text:span></text:a></text:p>
      <text:p text:style-name="P11"><text:span text:style-name="Source_20_Text"><text:span text:style-name="T6">Another option is to</text:span></text:span><text:span text:style-name="Source_20_Text"><text:span text:style-name="T5"> access the localhost:8000/home/dashboard/ from the browser.</text:span></text:span></text:p>
      <text:p text:style-name="P10"><text:span text:style-name="T3">2.2 Import more MEI score samples from the folder "data":<text:line-break/></text:span><text:span text:style-name="Source_20_Text"><text:span text:style-name="T7">curl -X PUT -H "Content-type:application/mei" http://localhost:8000/index/myindex/terpsichore026/ -d @data/terpsichore026.mei</text:span></text:span></text:p>
      <text:p text:style-name="P10"><text:span text:style-name="T3">2.3 Import a XML score from "data":<text:line-break/></text:span><text:span text:style-name="Source_20_Text"><text:span text:style-name="T7">curl -X PUT -H "Content-type:application/xml" http://localhost:8000/index/myindex/couperin/ -d @data/couperin.xml</text:span></text:span></text:p>
      <text:p text:style-name="P10"><text:span text:style-name="T3">2.4 Import a zip of score samples from "data":<text:line-break/></text:span><text:span text:style-name="Source_20_Text"><text:span text:style-name="T7">curl -X PUT -H "Content-type:application/zip" http://localhost:8000/index/myindex/bwv3zip/ --data-binary @data/bwv3.zip</text:span></text:span></text:p>
      <text:p text:style-name="P10"><text:span text:style-name="Source_20_Text"><text:span text:style-name="T4">2.7 Import a MusicXML score sample:</text:span></text:span><text:span text:style-name="Source_20_Text"><text:span text:style-name="T8"><text:line-break/>curl -X PUT -H "Content-type:application/musicxml" </text:span></text:span><text:soft-page-break/><text:span text:style-name="Source_20_Text"><text:span text:style-name="T8">http://localhost:8000/index/myindex/testmxml/ --data-binary @data/Gas0301f.musicxml</text:span></text:span></text:p>
      <text:p text:style-name="P10"><text:span text:style-name="Source_20_Text"><text:span text:style-name="T8"/></text:span></text:p>
      <text:p text:style-name="P11"><text:span text:style-name="Source_20_Text"><text:span text:style-name="T4">3. Use a defined query in the folder "queries":</text:span></text:span></text:p>
      <text:p text:style-name="P11"><text:span text:style-name="Source_20_Text"><text:span text:style-name="T8">curl -X POST http://localhost:8000/index/myindex/_search -d @queries/test_dia1.json</text:span></text:span></text:p>
      <text:p text:style-name="P11"><text:span text:style-name="T3">3.2(optional) Test the search engine with a mirror query<text:line-break/></text:span><text:span text:style-name="Source_20_Text"><text:span text:style-name="T7">curl -X POST http://localhost:8000/index/myindex/_search -d @queries/test_mir1.json</text:span></text:span><text:span text:style-name="T3"><text:line-break/>Test chromatic search<text:line-break/></text:span><text:span text:style-name="Source_20_Text"><text:span text:style-name="T7">curl -X POST http://localhost:8000/index/myindex/_search -d @queries/test_chr1.json</text:span></text:span><text:span text:style-name="T3"><text:line-break/>Test rhythmic search<text:line-break/></text:span><text:span text:style-name="Source_20_Text"><text:span text:style-name="T7">curl -X POST http://localhost:8000/index/myindex/_search -d @queries/test_rhy2.json</text:span></text:span></text:p>
      <text:p text:style-name="P10"><text:span text:style-name="Source_20_Text"><text:span text:style-name="T9"/></text:span></text:p>
      <text:p text:style-name="P3">A short guide to facets search engine UI:</text:p>
      <text:p text:style-name="P3"/>
      <text:p text:style-name="P3">Access FACETS on <text:span text:style-name="T27">http://</text:span><text:span text:style-name="T26">localhost:8000/home/</text:span> <text:span text:style-name="T15">from a browser</text:span></text:p>
      <text:p text:style-name="P8"/>
      <text:p text:style-name="P9"><text:span text:style-name="T26">Load file</text:span>:</text:p>
      <text:p text:style-name="P9">Click on button to select the document to upload, select index to upload to and the format of this document. </text:p>
      <text:p text:style-name="P1"><text:span text:style-name="T10">If started from a new machine, make sure first used CURL to create a new index, see </text:span><text:span text:style-name="T12">the</text:span><text:span text:style-name="T10"> example above. </text:span><text:span text:style-name="T11">Make sure to import enough files.</text:span></text:p>
      <text:p text:style-name="P17"/>
      <text:p text:style-name="P14"><text:span text:style-name="T24">Search </text:span><text:span text:style-name="T25">page</text:span><text:span text:style-name="T23">:</text:span></text:p>
      <text:p text:style-name="P5"><text:span text:style-name="T1">I</text:span><text:span text:style-name="T2">nput ABC patte</text:span><text:span text:style-name="T1">rn example: </text:span><text:span text:style-name="T2"><text:s/></text:span></text:p>
      <text:p text:style-name="P6">|:AB2A B2c<text:span text:style-name="T13">2</text:span></text:p>
      <text:p text:style-name="P7"><text:span text:style-name="T1">S</text:span><text:span text:style-name="T2">elect </text:span><text:span text:style-name="T1">an index</text:span><text:span text:style-name="T2">, select </text:span><text:span text:style-name="T1">chromatic search, and hit search button.</text:span></text:p>
      <text:p text:style-name="P7"/>
      <text:p text:style-name="P3"><text:soft-page-break/>Another ABC pattern example:</text:p>
      <text:p text:style-name="P4">K:G</text:p>
      <text:p text:style-name="P4">|:c2ec B2dB|c2</text:p>
      <text:p text:style-name="P3">select an index, select rhythmic search, and hit search button.</text:p>
      <text:p text:style-name="P3"/>
      <text:p text:style-name="P16"><text:span text:style-name="T26">Dashboard</text:span>:</text:p>
      <text:p text:style-name="P19"><text:span text:style-name="T16">Click dashboard from the bar </text:span><text:span text:style-name="T17">on the top</text:span><text:span text:style-name="T16">, </text:span><text:span text:style-name="T17">then</text:span><text:span text:style-name="T16"> click on index names to see the document list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5T12:05:54.643900769</meta:creation-date>
    <dc:date>2022-09-17T23:59:20.861119544</dc:date>
    <meta:editing-duration>PT5H28M31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3" meta:paragraph-count="32" meta:word-count="324" meta:character-count="2515" meta:non-whitespace-character-count="2221"/>
  </office:meta>
</office:document-meta>
</file>